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eeeeec" style:text-outline="false" style:text-line-through-style="none" style:text-line-through-type="none" style:font-name="DejaVu Sans" fo:font-size="6.40000009536743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40000009536743pt" style:language-asian="zh" style:country-asian="CN" style:font-style-asian="normal" style:font-weight-asian="normal" style:font-name-complex="DejaVu Sans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ap 10uf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[.C1]*[.B1]" office:value-type="float" office:value="0.12" calcext:value-type="float">
            <text:p>0.12</text:p>
          </table:table-cell>
          <table:table-cell table:number-columns-repeated="3"/>
          <table:table-cell office:value-type="string" calcext:value-type="string">
            <text:p>Target thresh</text:p>
          </table:table-cell>
          <table:table-cell office:value-type="string" calcext:value-type="string">
            <text:p>Target Ref</text:p>
          </table:table-cell>
          <table:table-cell office:value-type="string" calcext:value-type="string">
            <text:p>Exact Res</text:p>
          </table:table-cell>
          <table:table-cell office:value-type="string" calcext:value-type="string">
            <text:p>Nearest Res</text:p>
          </table:table-cell>
          <table:table-cell office:value-type="string" calcext:value-type="string">
            <text:p>Achieved Ref</text:p>
          </table:table-cell>
          <table:table-cell office:value-type="string" calcext:value-type="string">
            <text:p>Achieved thresh</text:p>
          </table:table-cell>
        </table:table-row>
        <table:table-row table:style-name="ro1">
          <table:table-cell office:value-type="string" calcext:value-type="string">
            <text:p>cap 1uf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C2]*[.B2]" office:value-type="float" office:value="0.3" calcext:value-type="float">
            <text:p>0.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H2]*([.H$8]/([.H$8]+[.H$9]))" office:value-type="float" office:value="2.9874213836478" calcext:value-type="float">
            <text:p>2.9874213836478</text:p>
          </table:table-cell>
          <table:table-cell table:formula="of:=[.H$8]*(([.H$7]/[.I2])-1)" office:value-type="float" office:value="421.052631578944" calcext:value-type="float">
            <text:p>421.052631578944</text:p>
          </table:table-cell>
          <table:table-cell office:value-type="float" office:value="0" calcext:value-type="float">
            <text:p>0</text:p>
          </table:table-cell>
          <table:table-cell table:formula="of:=[.H$7]*([.H$8]/([.H$8]+[.K2]))" office:value-type="float" office:value="3" calcext:value-type="float">
            <text:p>3</text:p>
          </table:table-cell>
          <table:table-cell table:formula="of:=[.L2]*([.H$2]/[.H$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p 0.1uf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formula="of:=[.C3]*[.B3]" office:value-type="float" office:value="0.14" calcext:value-type="float">
            <text:p>0.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H3]*([.H$8]/([.H$8]+[.H$9]))" office:value-type="float" office:value="2.20125786163522" calcext:value-type="float">
            <text:p>2.20125786163522</text:p>
          </table:table-cell>
          <table:table-cell table:formula="of:=[.H$8]*(([.H$7]/[.I3])-1)" office:value-type="float" office:value="36285.7142857143" calcext:value-type="float">
            <text:p>36285.7142857143</text:p>
          </table:table-cell>
          <table:table-cell table:style-name="ce1" office:value-type="float" office:value="36500" calcext:value-type="float">
            <text:p>3.65E+04</text:p>
          </table:table-cell>
          <table:table-cell table:formula="of:=[.H$7]*([.H$8]/([.H$8]+[.K3]))" office:value-type="float" office:value="2.1978021978022" calcext:value-type="float">
            <text:p>2.1978021978022</text:p>
          </table:table-cell>
          <table:table-cell table:formula="of:=[.L3]*([.H$2]/[.H$7])" office:value-type="float" office:value="13.9194139194139" calcext:value-type="float">
            <text:p>13.9194139194139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[.C4]*[.B4]" office:value-type="float" office:value="0.6" calcext:value-type="float">
            <text:p>0.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H4]*([.H$8]/([.H$8]+[.H$9]))" office:value-type="float" office:value="1.72955974842767" calcext:value-type="float">
            <text:p>1.72955974842767</text:p>
          </table:table-cell>
          <table:table-cell table:formula="of:=[.H$8]*(([.H$7]/[.I4])-1)" office:value-type="float" office:value="73454.5454545455" calcext:value-type="float">
            <text:p>73454.5454545455</text:p>
          </table:table-cell>
          <table:table-cell table:style-name="ce1" office:value-type="float" office:value="73200" calcext:value-type="float">
            <text:p>7.32E+04</text:p>
          </table:table-cell>
          <table:table-cell table:formula="of:=[.H$7]*([.H$8]/([.H$8]+[.K4]))" office:value-type="float" office:value="1.73210161662818" calcext:value-type="float">
            <text:p>1.73210161662818</text:p>
          </table:table-cell>
          <table:table-cell table:formula="of:=[.L4]*([.H$2]/[.H$7])" office:value-type="float" office:value="10.9699769053118" calcext:value-type="float">
            <text:p>10.9699769053118</text:p>
          </table:table-cell>
        </table:table-row>
        <table:table-row table:style-name="ro1">
          <table:table-cell office:value-type="string" calcext:value-type="string">
            <text:p>usb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5]*[.B5]" office:value-type="float" office:value="0.5" calcext:value-type="float">
            <text:p>0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5]*([.H$8]/([.H$8]+[.H$9]))" office:value-type="float" office:value="1.25786163522013" calcext:value-type="float">
            <text:p>1.25786163522013</text:p>
          </table:table-cell>
          <table:table-cell table:formula="of:=[.H$8]*(([.H$7]/[.I5])-1)" office:value-type="float" office:value="138500" calcext:value-type="float">
            <text:p>138500</text:p>
          </table:table-cell>
          <table:table-cell table:style-name="ce1" office:value-type="float" office:value="137000" calcext:value-type="float">
            <text:p>1.37E+05</text:p>
          </table:table-cell>
          <table:table-cell table:formula="of:=[.H$7]*([.H$8]/([.H$8]+[.K5]))" office:value-type="float" office:value="1.26582278481013" calcext:value-type="float">
            <text:p>1.26582278481013</text:p>
          </table:table-cell>
          <table:table-cell table:formula="of:=[.L5]*([.H$2]/[.H$7])" office:value-type="float" office:value="8.0168776371308" calcext:value-type="float">
            <text:p>8.0168776371308</text:p>
          </table:table-cell>
        </table:table-row>
        <table:table-row table:style-name="ro1">
          <table:table-cell office:value-type="string" calcext:value-type="string">
            <text:p>pins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table:formula="of:=[.C6]*[.B6]" office:value-type="float" office:value="0.28" calcext:value-type="float">
            <text:p>0.28</text:p>
          </table:table-cell>
          <table:table-cell table:number-columns-repeated="6"/>
          <table:table-cell office:value-type="string" calcext:value-type="string">
            <text:p>manually fill this 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table:formula="of:=[.C7]*[.B7]" office:value-type="float" office:value="0.24" calcext:value-type="float">
            <text:p>0.24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table:formula="of:=[.C8]*[.B8]" office:value-type="float" office:value="0.41" calcext:value-type="float">
            <text:p>0.41</text:p>
          </table:table-cell>
          <table:table-cell table:number-columns-repeated="2"/>
          <table:table-cell office:value-type="string" calcext:value-type="string">
            <text:p>Lower Res</text:p>
          </table:table-cell>
          <table:table-cell table:style-name="ce1" office:value-type="float" office:value="100000" calcext:value-type="float">
            <text:p>1.00E+05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s 0.01ohm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formula="of:=[.C9]*[.B9]"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in res</text:p>
          </table:table-cell>
          <table:table-cell table:style-name="ce1" office:value-type="float" office:value="536000" calcext:value-type="float">
            <text:p>5.36E+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 pack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C10]*[.B10]" office:value-type="float" office:value="0.04" calcext:value-type="float">
            <text:p>0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formula="of:=[.C11]*[.B11]"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vreg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bc ic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table:formula="of:=[.C13]*[.B13]" office:value-type="float" office:value="1.48" calcext:value-type="float">
            <text:p>1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ard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C14]*[.B14]" office:value-type="float" office:value="0.4" calcext:value-type="float">
            <text:p>0.4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table:formula="of:=SUM([.D1:.D14])" office:value-type="float" office:value="6.43" calcext:value-type="float">
            <text:p>6.4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1:37:43.517683348</meta:creation-date>
    <dc:date>2023-05-11T19:24:05.575104735</dc:date>
    <meta:editing-duration>PT8H25M41S</meta:editing-duration>
    <meta:editing-cycles>2</meta:editing-cycles>
    <meta:generator>LibreOffice/7.3.7.2$Linux_X86_64 LibreOffice_project/30$Build-2</meta:generator>
    <meta:document-statistic meta:table-count="1" meta:cell-count="94" meta:object-count="0"/>
  </office:meta>
</office:document-meta>
</file>